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gr3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gr4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svg:stroke-width="0.102cm" draw:marker-start="Dimension_20_Lines" draw:marker-start-width="0.352cm" draw:marker-end="Dimension_20_Lines" draw:marker-end-width="0.352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cm"/>
    </style:style>
    <style:style style:name="gr9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gr10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margin-left="0cm" fo:margin-right="0cm" fo:margin-top="0.4cm" fo:margin-bottom="0.4cm" fo:line-height="100%" fo:text-align="center" fo:text-indent="0cm"/>
    </style:style>
    <style:style style:name="P3" style:family="paragraph">
      <style:paragraph-properties fo:margin-left="0cm" fo:margin-right="0cm" fo:margin-top="0.4cm" fo:margin-bottom="0.4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family-complex="'Lohit Hind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family-complex="'Lohit Hind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0.768cm" svg:height="0.983cm" svg:x="1cm" svg:y="1.001cm">
          <draw:text-box>
            <text:p><text:span text:style-name="T1">CMC Kaffee-Mahlwerk-Subsystem</text:span></text:p>
          </draw:text-box>
        </draw:frame>
        <draw:frame draw:style-name="gr2" draw:text-style-name="P3" xml:id="id10" draw:id="id10" draw:layer="layout" svg:width="5.675cm" svg:height="1.269cm" svg:x="11.425cm" svg:y="5.031cm">
          <draw:text-box>
            <text:p text:style-name="P2"><text:span text:style-name="T2">Kaffeebohnen-Sensor</text:span></text:p>
          </draw:text-box>
        </draw:frame>
        <draw:frame draw:style-name="gr3" draw:text-style-name="P3" xml:id="id12" draw:id="id12" draw:layer="layout" svg:width="5.675cm" svg:height="1.269cm" svg:x="11.425cm" svg:y="8.4cm">
          <draw:text-box>
            <text:p text:style-name="P2"><text:span text:style-name="T2">Kaffee-Kuchen-Auswerfer</text:span></text:p>
          </draw:text-box>
        </draw:frame>
        <draw:frame draw:style-name="gr4" draw:text-style-name="P3" xml:id="id6" draw:id="id6" draw:layer="layout" svg:width="5.675cm" svg:height="1.269cm" svg:x="11.425cm" svg:y="9.931cm">
          <draw:text-box>
            <text:p text:style-name="P2"><text:span text:style-name="T2">Kaffee-Kuchen-Sensor</text:span></text:p>
          </draw:text-box>
        </draw:frame>
        <draw:custom-shape draw:style-name="gr5" draw:text-style-name="P5" xml:id="id2" draw:id="id2" draw:layer="layout" svg:width="2.54cm" svg:height="1.27cm" svg:x="4.5cm" svg:y="6.23cm">
          <text:p text:style-name="P4"><text:span text:style-name="T3">Mahlwe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6" draw:text-style-name="P4" xml:id="id3" draw:id="id3" draw:layer="layout" svg:width="1.269cm" svg:height="-0.001cm" draw:transform="rotate (-1.57079632679579) translate (2cm 5.13cm)" svg:viewBox="0 0 1270 0" draw:points="0,0 635,0 1270,0">
          <text:p/>
        </draw:polyline>
        <draw:polyline draw:style-name="gr6" draw:text-style-name="P4" xml:id="id9" draw:id="id9" draw:layer="layout" svg:width="1.269cm" svg:height="-0.001cm" draw:transform="rotate (-1.57079632679579) translate (9.6cm 5cm)" svg:viewBox="0 0 1270 0" draw:points="0,0 635,0 1270,0">
          <text:p/>
        </draw:polyline>
        <draw:polyline draw:style-name="gr6" draw:text-style-name="P4" xml:id="id5" draw:id="id5" draw:layer="layout" svg:width="1.269cm" svg:height="-0.001cm" draw:transform="rotate (-1.57079632679579) translate (9.6cm 10.5cm)" svg:viewBox="0 0 1270 0" draw:points="0,0 635,0 1270,0">
          <text:p/>
        </draw:polyline>
        <draw:custom-shape draw:style-name="gr5" draw:text-style-name="P5" xml:id="id1" draw:id="id1" draw:layer="layout" svg:width="0.635cm" svg:height="0.635cm" svg:x="3cm" svg:y="11.5cm">
          <text:p text:style-name="P4"><text:span text:style-name="T3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curve" svg:x1="3.635cm" svg:y1="11.818cm" svg:x2="5.77cm" svg:y2="7.5cm" draw:start-shape="id1" draw:start-glue-point="10" draw:end-shape="id2" draw:end-glue-point="8" svg:d="m3635 11818c1424 0 2135-1439 2135-4318">
          <text:p/>
        </draw:connector>
        <draw:frame draw:style-name="gr8" draw:text-style-name="P6" draw:layer="layout" svg:width="1.145cm" svg:height="0.64cm" svg:x="1.367cm" svg:y="4.56cm">
          <draw:text-box>
            <text:p><text:span text:style-name="T3">C16</text:span></text:p>
          </draw:text-box>
        </draw:frame>
        <draw:polyline draw:style-name="gr6" draw:text-style-name="P4" xml:id="id4" draw:id="id4" draw:layer="layout" svg:width="1.269cm" svg:height="-0.001cm" draw:transform="rotate (-1.57079632679579) translate (2cm 7.4cm)" svg:viewBox="0 0 1270 0" draw:points="0,0 635,0 1270,0">
          <text:p/>
        </draw:polyline>
        <draw:connector draw:style-name="gr7" draw:text-style-name="P4" draw:layer="layout" draw:type="curve" draw:line-skew="1.121cm" svg:x1="2cm" svg:y1="5.765cm" svg:x2="4.872cm" svg:y2="6.416cm" draw:start-shape="id3" draw:start-glue-point="1" draw:end-shape="id2" draw:end-glue-point="5" svg:d="m2000 5765c0-42 2872-367 2872 651">
          <text:p/>
        </draw:connector>
        <draw:connector draw:style-name="gr7" draw:text-style-name="P4" draw:layer="layout" draw:type="curve" svg:x1="4.872cm" svg:y1="7.314cm" svg:x2="2cm" svg:y2="8.035cm" draw:start-shape="id2" draw:start-glue-point="7" draw:end-shape="id4" draw:end-glue-point="1" svg:d="m4872 7314c0 481-957 721-2872 721">
          <text:p/>
        </draw:connector>
        <draw:frame draw:style-name="gr8" draw:text-style-name="P6" draw:layer="layout" svg:width="1.145cm" svg:height="0.64cm" svg:x="1.355cm" svg:y="6.86cm">
          <draw:text-box>
            <text:p><text:span text:style-name="T3">C17</text:span></text:p>
          </draw:text-box>
        </draw:frame>
        <draw:connector draw:style-name="gr7" draw:text-style-name="P4" draw:layer="layout" draw:type="curve" draw:line-skew="2.14cm" svg:x1="9.6cm" svg:y1="11.135cm" svg:x2="6.033cm" svg:y2="7.382cm" draw:start-shape="id5" draw:start-glue-point="1" svg:d="m9600 11135c0-466-3567 1410-3567-3753">
          <text:p/>
        </draw:connector>
        <draw:connector draw:style-name="gr7" draw:text-style-name="P4" draw:layer="layout" draw:type="curve" svg:x1="11.425cm" svg:y1="10.565cm" svg:x2="9.6cm" svg:y2="11.135cm" draw:start-shape="id6" draw:start-glue-point="3" draw:end-shape="id5" draw:end-glue-point="1" svg:d="m11425 10565c-1236 0-324 570-1825 570">
          <text:p/>
        </draw:connector>
        <draw:frame draw:style-name="gr8" draw:text-style-name="P6" draw:layer="layout" svg:width="1.145cm" svg:height="0.64cm" svg:x="8.4cm" svg:y="10.16cm">
          <draw:text-box>
            <text:p><text:span text:style-name="T3">C26</text:span></text:p>
          </draw:text-box>
        </draw:frame>
        <draw:polyline draw:style-name="gr6" draw:text-style-name="P4" xml:id="id11" draw:id="id11" draw:layer="layout" svg:width="1.269cm" svg:height="-0.001cm" draw:transform="rotate (-1.57079632679579) translate (9.6cm 7cm)" svg:viewBox="0 0 1270 0" draw:points="0,0 635,0 1270,0">
          <text:p/>
        </draw:polyline>
        <draw:polyline draw:style-name="gr6" draw:text-style-name="P4" xml:id="id7" draw:id="id7" draw:layer="layout" svg:width="1.269cm" svg:height="-0.001cm" draw:transform="rotate (-1.57079632679579) translate (9.6cm 3cm)" svg:viewBox="0 0 1270 0" draw:points="0,0 635,0 1270,0">
          <text:p/>
        </draw:polyline>
        <draw:connector draw:style-name="gr7" draw:text-style-name="P4" draw:layer="layout" draw:type="curve" svg:x1="9.6cm" svg:y1="3.635cm" svg:x2="11.426cm" svg:y2="3.666cm" draw:start-shape="id7" draw:start-glue-point="1" draw:end-shape="id8" draw:end-glue-point="3" svg:d="m9600 3635c1501 0 589 31 1826 31">
          <text:p/>
        </draw:connector>
        <draw:connector draw:style-name="gr7" draw:text-style-name="P4" draw:layer="layout" draw:type="curve" draw:line-skew="-1.419cm" svg:x1="5.77cm" svg:y1="6.23cm" svg:x2="9.6cm" svg:y2="3.635cm" draw:start-shape="id2" draw:start-glue-point="4" draw:end-shape="id7" draw:end-glue-point="1" svg:d="m5770 6230c0-3588 3830-2291 3830-2595">
          <text:p/>
        </draw:connector>
        <draw:connector draw:style-name="gr7" draw:text-style-name="P4" draw:layer="layout" draw:type="curve" svg:x1="9.6cm" svg:y1="5.635cm" svg:x2="6.668cm" svg:y2="6.416cm" draw:start-shape="id9" draw:start-glue-point="1" draw:end-shape="id2" draw:end-glue-point="11" svg:d="m9600 5635c-1955 0-2932 260-2932 781">
          <text:p/>
        </draw:connector>
        <draw:connector draw:style-name="gr7" draw:text-style-name="P4" draw:layer="layout" draw:type="curve" svg:x1="11.425cm" svg:y1="5.665cm" svg:x2="9.6cm" svg:y2="5.635cm" draw:start-shape="id10" draw:start-glue-point="3" draw:end-shape="id9" draw:end-glue-point="1" svg:d="m11425 5665c-1237 0-325-30-1825-30">
          <text:p/>
        </draw:connector>
        <draw:polyline draw:style-name="gr6" draw:text-style-name="P4" xml:id="id13" draw:id="id13" draw:layer="layout" svg:width="1.269cm" svg:height="-0.001cm" draw:transform="rotate (-1.57079632679579) translate (9.6cm 8.73cm)" svg:viewBox="0 0 1270 0" draw:points="0,0 635,0 1270,0">
          <text:p/>
        </draw:polyline>
        <draw:connector draw:style-name="gr7" draw:text-style-name="P4" draw:layer="layout" draw:type="curve" svg:x1="9.6cm" svg:y1="7.635cm" svg:x2="11.425cm" svg:y2="9.034cm" draw:start-shape="id11" draw:start-glue-point="1" draw:end-shape="id12" draw:end-glue-point="3" svg:d="m9600 7635c1500 0 588 1399 1825 1399">
          <text:p/>
        </draw:connector>
        <draw:connector draw:style-name="gr7" draw:text-style-name="P4" draw:layer="layout" draw:type="curve" draw:line-skew="-0.189cm" svg:x1="7.04cm" svg:y1="6.865cm" svg:x2="9.6cm" svg:y2="7.635cm" draw:start-shape="id2" draw:start-glue-point="10" draw:end-shape="id11" draw:end-glue-point="1" svg:d="m7040 6865c1506 0 226 770 2560 770">
          <text:p/>
        </draw:connector>
        <draw:connector draw:style-name="gr7" draw:text-style-name="P4" draw:layer="layout" draw:type="curve" draw:line-skew="1.007cm" svg:x1="9.6cm" svg:y1="9.365cm" svg:x2="6.668cm" svg:y2="7.314cm" draw:start-shape="id13" draw:start-glue-point="1" draw:end-shape="id2" draw:end-glue-point="9" svg:d="m9600 9365c0-373-2932 652-2932-2051">
          <text:p/>
        </draw:connector>
        <draw:connector draw:style-name="gr7" draw:text-style-name="P4" draw:layer="layout" draw:type="curve" draw:line-skew="0.098cm" svg:x1="11.425cm" svg:y1="9.034cm" svg:x2="9.6cm" svg:y2="9.365cm" draw:start-shape="id12" draw:start-glue-point="3" draw:end-shape="id13" draw:end-glue-point="1" svg:d="m11425 9034c-1090 0-178 331-1825 331">
          <text:p/>
        </draw:connector>
        <draw:frame draw:style-name="gr8" draw:text-style-name="P6" draw:layer="layout" svg:width="1.145cm" svg:height="0.64cm" svg:x="8.5cm" svg:y="2.76cm">
          <draw:text-box>
            <text:p><text:span text:style-name="T3">C27</text:span></text:p>
          </draw:text-box>
        </draw:frame>
        <draw:frame draw:style-name="gr8" draw:text-style-name="P6" draw:layer="layout" svg:width="1.145cm" svg:height="0.64cm" svg:x="8.455cm" svg:y="4.76cm">
          <draw:text-box>
            <text:p><text:span text:style-name="T3">C20</text:span></text:p>
          </draw:text-box>
        </draw:frame>
        <draw:frame draw:style-name="gr8" draw:text-style-name="P6" draw:layer="layout" svg:width="1.145cm" svg:height="0.64cm" svg:x="8.5cm" svg:y="6.7cm">
          <draw:text-box>
            <text:p><text:span text:style-name="T3">C21</text:span></text:p>
          </draw:text-box>
        </draw:frame>
        <draw:frame draw:style-name="gr8" draw:text-style-name="P6" draw:layer="layout" svg:width="1.145cm" svg:height="0.64cm" svg:x="8.455cm" svg:y="8.46cm">
          <draw:text-box>
            <text:p><text:span text:style-name="T3">C22</text:span></text:p>
          </draw:text-box>
        </draw:frame>
        <draw:custom-shape draw:style-name="gr5" draw:text-style-name="P5" xml:id="id15" draw:id="id15" draw:layer="layout" svg:width="2.54cm" svg:height="1.27cm" svg:x="4.46cm" svg:y="13.23cm">
          <text:p text:style-name="P4"><text:span text:style-name="T3">Dosier-Proz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6" draw:text-style-name="P4" xml:id="id14" draw:id="id14" draw:layer="layout" svg:width="1.269cm" svg:height="-0.001cm" draw:transform="rotate (-1.57079632679579) translate (9.6cm 14.5cm)" svg:viewBox="0 0 1270 0" draw:points="0,0 635,0 1270,0">
          <text:p/>
        </draw:polyline>
        <draw:connector draw:style-name="gr7" draw:text-style-name="P4" draw:layer="layout" draw:type="curve" svg:x1="9.6cm" svg:y1="15.135cm" svg:x2="5.73cm" svg:y2="14.5cm" draw:start-shape="id14" draw:start-glue-point="1" draw:end-shape="id15" draw:end-glue-point="8" svg:d="m9600 15135c-2580 0-3870-211-3870-635">
          <text:p/>
        </draw:connector>
        <draw:connector draw:style-name="gr7" draw:text-style-name="P4" draw:layer="layout" draw:type="curve" svg:x1="11.425cm" svg:y1="15.134cm" svg:x2="9.6cm" svg:y2="15.135cm" draw:start-shape="id16" draw:start-glue-point="3" draw:end-shape="id14" draw:end-glue-point="1" svg:d="m11425 15134c-1237 0-325 1-1825 1">
          <text:p/>
        </draw:connector>
        <draw:polyline draw:style-name="gr6" draw:text-style-name="P4" xml:id="id18" draw:id="id18" draw:layer="layout" svg:width="1.269cm" svg:height="-0.001cm" draw:transform="rotate (-1.57079632679579) translate (6.5cm 11.73cm)" svg:viewBox="0 0 1270 0" draw:points="0,0 635,0 1270,0">
          <text:p/>
        </draw:polyline>
        <draw:polyline draw:style-name="gr6" draw:text-style-name="P4" xml:id="id17" draw:id="id17" draw:layer="layout" svg:width="1.269cm" svg:height="-0.001cm" draw:transform="rotate (-1.57079632679579) translate (5cm 11.73cm)" svg:viewBox="0 0 1270 0" draw:points="0,0 635,0 1270,0">
          <text:p/>
        </draw:polyline>
        <draw:connector draw:style-name="gr7" draw:text-style-name="P4" draw:layer="layout" draw:type="curve" svg:x1="5cm" svg:y1="12.365cm" svg:x2="4.46cm" svg:y2="13.865cm" draw:start-shape="id17" draw:start-glue-point="1" draw:end-shape="id15" draw:end-glue-point="6" svg:d="m5000 12365c-1561 0-1291 1500-540 1500">
          <text:p/>
        </draw:connector>
        <draw:connector draw:style-name="gr7" draw:text-style-name="P4" draw:layer="layout" draw:type="curve" svg:x1="7cm" svg:y1="13.865cm" svg:x2="6.5cm" svg:y2="12.365cm" draw:start-shape="id15" draw:start-glue-point="10" draw:end-shape="id18" draw:end-glue-point="1" svg:d="m7000 13865c751 0 1001-1500-500-1500">
          <text:p/>
        </draw:connector>
        <draw:connector draw:style-name="gr7" draw:text-style-name="P4" draw:layer="layout" draw:type="curve" draw:line-skew="2.553cm" svg:x1="5.77cm" svg:y1="7.5cm" svg:x2="5cm" svg:y2="12.365cm" draw:start-shape="id2" draw:start-glue-point="8" draw:end-shape="id17" draw:end-glue-point="1" svg:d="m5770 7500c0 6993-770 4561-770 4865">
          <text:p/>
        </draw:connector>
        <draw:connector draw:style-name="gr7" draw:text-style-name="P4" draw:layer="layout" draw:type="curve" draw:line-skew="2.553cm" svg:x1="6.5cm" svg:y1="12.365cm" svg:x2="5.77cm" svg:y2="7.5cm" draw:start-shape="id18" draw:start-glue-point="1" draw:end-shape="id2" svg:d="m6500 12365c0-304-730 2128-730-4865">
          <text:p/>
        </draw:connector>
        <draw:frame draw:style-name="gr8" draw:text-style-name="P6" draw:layer="layout" svg:width="1.145cm" svg:height="0.64cm" svg:x="8.955cm" svg:y="15.86cm">
          <draw:text-box>
            <text:p><text:span text:style-name="T3">C23</text:span></text:p>
          </draw:text-box>
        </draw:frame>
        <draw:frame draw:style-name="gr8" draw:text-style-name="P6" draw:layer="layout" svg:width="1.145cm" svg:height="0.64cm" svg:x="3.855cm" svg:y="12.5cm">
          <draw:text-box>
            <text:p><text:span text:style-name="T3">C25</text:span></text:p>
          </draw:text-box>
        </draw:frame>
        <draw:frame draw:style-name="gr8" draw:text-style-name="P6" draw:layer="layout" svg:width="1.145cm" svg:height="0.64cm" svg:x="6.355cm" svg:y="12.86cm">
          <draw:text-box>
            <text:p><text:span text:style-name="T3">C24</text:span></text:p>
          </draw:text-box>
        </draw:frame>
        <draw:frame draw:style-name="gr9" draw:text-style-name="P3" xml:id="id8" draw:id="id8" draw:layer="layout" svg:width="5.675cm" svg:height="1.269cm" svg:x="11.426cm" svg:y="3.032cm">
          <draw:text-box>
            <text:p text:style-name="P2"><text:span text:style-name="T2">Mahlwerk-Motor</text:span></text:p>
          </draw:text-box>
        </draw:frame>
        <draw:frame draw:style-name="gr10" draw:text-style-name="P3" xml:id="id16" draw:id="id16" draw:layer="layout" svg:width="5.675cm" svg:height="1.269cm" svg:x="11.425cm" svg:y="14.5cm">
          <draw:text-box>
            <text:p text:style-name="P2"><text:span text:style-name="T2">Kaffeepulver-Dosierer</text:span></text:p>
          </draw:text-box>
        </draw:frame>
        <draw:frame draw:style-name="gr8" draw:text-style-name="P6" draw:layer="layout" svg:width="1.81cm" svg:height="0.64cm" svg:x="9.627cm" svg:y="4.76cm">
          <draw:text-box>
            <text:p><text:span text:style-name="T3">Interrupt</text:span></text:p>
          </draw:text-box>
        </draw:frame>
        <draw:custom-shape draw:style-name="gr5" draw:text-style-name="P5" xml:id="id19" draw:id="id19" draw:layer="layout" svg:width="0.635cm" svg:height="0.635cm" svg:x="4.165cm" svg:y="8.665cm">
          <text:p text:style-name="P4"><text:span text:style-name="T3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curve" draw:line-skew="-0.129cm" svg:x1="4.872cm" svg:y1="7.314cm" svg:x2="4.483cm" svg:y2="8.665cm" draw:start-shape="id2" draw:start-glue-point="7" draw:end-shape="id19" draw:end-glue-point="4" svg:d="m4872 7314c0 960-389 285-389 1351">
          <text:p/>
        </draw:connector>
        <draw:frame draw:style-name="gr8" draw:text-style-name="P6" draw:layer="layout" svg:width="1.81cm" svg:height="0.64cm" svg:x="9.627cm" svg:y="10.16cm">
          <draw:text-box>
            <text:p><text:span text:style-name="T3">Interrup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marker draw:name="Dimension_20_Lines" draw:display-name="Dimension Lines" svg:viewBox="0 0 836 110" svg:d="m0 0h278 278 280v36 36 38h-278-278-280v-36-3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Toni Baumann</meta:initial-creator>
    <meta:creation-date>2011-06-21T21:29:29.49</meta:creation-date>
    <dc:date>2011-06-29T14:19:02.73</dc:date>
    <meta:editing-duration>P1DT1H20M56S</meta:editing-duration>
    <meta:editing-cycles>14</meta:editing-cycles>
    <meta:generator>LibreOffice/3.3$Win32 LibreOffice_project/330m19$Build-202</meta:generator>
    <meta:printed-by>Toni Baumann</meta:printed-by>
    <meta:print-date>2011-06-27T16:41:26.56</meta:print-date>
    <meta:document-statistic meta:object-count="52"/>
  </office:meta>
</office:document-meta>
</file>